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2000000A6DFADE95C00A81BEB.png" manifest:media-type="image/png"/>
  <manifest:file-entry manifest:full-path="Pictures/1000000100000333000000F533DA17242A155240.png" manifest:media-type="image/png"/>
  <manifest:file-entry manifest:full-path="Pictures/100000010000013C0000006E87663CA5FD1DD9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4.055cm" svg:y="0.164cm" svg:width="8.361cm" svg:height="2.91cm" draw:z-index="0"><draw:image xlink:href="Pictures/100000010000013C0000006E87663CA5FD1DD95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cm" svg:y="0.169cm" svg:width="17cm" svg:height="5.085cm" draw:z-index="1"><draw:image xlink:href="Pictures/1000000100000333000000F533DA17242A155240.png" xlink:type="simple" xlink:show="embed" xlink:actuate="onLoad" draw:mime-type="image/png"/></draw:frame></text:p>
      <text:p text:style-name="Standard"><text:line-break/><text:line-break/><text:line-break/><draw:frame draw:style-name="fr1" draw:name="Image3" text:anchor-type="char" svg:x="2.468cm" svg:y="1.64cm" svg:width="11.483cm" svg:height="4.392cm" draw:z-index="2"><draw:image xlink:href="Pictures/10000001000001B2000000A6DFADE95C00A81B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6:07:12.969681359</meta:creation-date>
    <dc:date>2025-01-13T16:13:12.331276884</dc:date>
    <meta:editing-duration>PT6M</meta:editing-duration>
    <meta:editing-cycles>1</meta:editing-cycles>
    <meta:document-statistic meta:table-count="0" meta:image-count="3" meta:object-count="0" meta:page-count="1" meta:paragraph-count="1" meta:word-count="0" meta:character-count="3" meta:non-whitespace-character-count="0"/>
    <meta:generator>LibreOffice/7.3.7.2$Linux_X86_64 LibreOffice_project/30$Build-2</meta:generator>
  </office:meta>
</office:document-meta>
</file>